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2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2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0a0a0" loext:opacity="100%" style:font-name="Consolas5" fo:font-size="26pt" fo:font-style="italic" style:font-name-asian="Consolas5" style:font-size-asian="26pt" style:font-style-asian="italic" style:font-name-complex="Consolas5" style:font-size-complex="26pt" style:font-style-complex="italic"/>
    </style:style>
    <style:style style:name="T24" style:family="text">
      <style:text-properties fo:color="#cc6c1d" loext:opacity="100%" style:font-name="Consolas5" fo:font-size="26pt" style:font-name-asian="Consolas5" style:font-size-asian="26pt" style:font-name-complex="Consolas5" style:font-size-complex="26pt"/>
    </style:style>
    <style:style style:name="T25" style:family="text">
      <style:text-properties fo:color="#d9e8f7" loext:opacity="100%" style:font-name="Consolas5" fo:font-size="26pt" style:font-name-asian="Consolas5" style:font-size-asian="26pt" style:font-name-complex="Consolas5" style:font-size-complex="26pt"/>
    </style:style>
    <style:style style:name="T26" style:family="text">
      <style:text-properties fo:color="#66e1f8" loext:opacity="100%" style:font-name="Consolas5" fo:font-size="26pt" style:font-name-asian="Consolas5" style:font-size-asian="26pt" style:font-name-complex="Consolas5" style:font-size-complex="26pt"/>
    </style:style>
    <style:style style:name="T27" style:family="text">
      <style:text-properties fo:color="#e6e6fa" loext:opacity="100%" style:font-name="Consolas5" fo:font-size="26pt" style:font-name-asian="Consolas5" style:font-size-asian="26pt" style:font-name-complex="Consolas5" style:font-size-complex="26pt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3b3b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24pt" style:font-size-asian="24pt" style:font-size-complex="24pt"/>
    </style:style>
    <style:style style:name="T38" style:family="text">
      <style:text-properties fo:color="#a0a0a0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39" style:family="text">
      <style:text-properties fo:color="#b3b3b3" loext:opacity="100%" style:font-name="Consolas5" fo:font-size="24pt" style:font-name-asian="Consolas5" style:font-size-asian="24pt" style:font-name-complex="Consolas5" style:font-size-complex="24pt"/>
    </style:style>
    <style:style style:name="T40" style:family="text">
      <style:text-properties fo:color="#eb4b64" loext:opacity="100%" style:font-name="Consolas5" fo:font-size="24pt" style:font-name-asian="Consolas5" style:font-size-asian="24pt" style:font-name-complex="Consolas5" style:font-size-complex="24pt"/>
    </style:style>
    <style:style style:name="T41" style:family="text">
      <style:text-properties fo:color="#d9e8f7" loext:opacity="100%" style:font-name="Consolas5" fo:font-size="24pt" style:font-name-asian="Consolas5" style:font-size-asian="24pt" style:font-name-complex="Consolas5" style:font-size-complex="24pt"/>
    </style:style>
    <style:style style:name="T42" style:family="text">
      <style:text-properties fo:color="#e6e6fa" loext:opacity="100%" style:font-name="Consolas5" fo:font-size="24pt" style:font-name-asian="Consolas5" style:font-size-asian="24pt" style:font-name-complex="Consolas5" style:font-size-complex="24pt"/>
    </style:style>
    <style:style style:name="T43" style:family="text">
      <style:text-properties fo:color="#cc81ba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4" style:family="text">
      <style:text-properties fo:color="#8ddaf8" loext:opacity="100%" style:font-name="Consolas5" fo:font-size="24pt" fo:font-style="italic" fo:font-weight="bold" style:font-name-asian="Consolas5" style:font-size-asian="24pt" style:font-style-asian="italic" style:font-weight-asian="bold" style:font-name-complex="Consolas5" style:font-size-complex="24pt" style:font-style-complex="italic" style:font-weight-complex="bold"/>
    </style:style>
    <style:style style:name="T45" style:family="text">
      <style:text-properties fo:color="#17c6a3" loext:opacity="100%" style:font-name="Consolas5" fo:font-size="24pt" style:font-name-asian="Consolas5" style:font-size-asian="24pt" style:font-name-complex="Consolas5" style:font-size-complex="24pt"/>
    </style:style>
    <style:style style:name="T46" style:family="text">
      <style:text-properties fo:color="#eb4b64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7" style:family="text">
      <style:text-properties fo:color="#d9e8f7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8" style:family="text">
      <style:text-properties fo:color="#e6e6fa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9" style:family="text">
      <style:text-properties fo:color="#6897bb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0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1" style:family="text">
      <style:text-properties fo:color="#00b0f0" loext:opacity="100%"/>
    </style:style>
    <style:style style:name="T5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80" loext:opacity="100%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5" style:font-size-asian="34pt" style:font-weight-asian="normal" style:font-name-complex="Consolas5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text-shadow="none" style:text-underline-style="solid" style:text-underline-width="auto" style:text-underline-color="font-color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solid" style:text-underline-width="auto" style:text-underline-color="font-color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5" style:font-size-asian="32pt" style:font-style-asian="italic" style:font-weight-asian="normal" style:font-name-complex="Consola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cccc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ccccc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5" style:font-size-asian="48pt" style:font-style-asian="normal" style:font-weight-asian="normal" style:font-name-complex="Consolas5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0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1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2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2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3">@Id</text:span></text:p>
                  </text:list-header>
                </text:list>
                <text:p text:style-name="P16"><text:span text:style-name="T23"><text:s text:c="2"/></text:span><text:span text:style-name="T23">@GeneratedValue</text:span></text:p>
                <text:p text:style-name="P16"><text:span text:style-name="T24"><text:s text:c="2"/></text:span><text:span text:style-name="T24">private</text:span><text:span text:style-name="T25"> </text:span><text:span text:style-name="T24">int</text:span><text:span text:style-name="T25"> </text:span><text:span text:style-name="T26">id</text:span><text:span text:style-name="T27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8">@SequenceGenerator :</text:span></text:p>
              </text:list-item>
            </text:list>
            <text:p text:style-name="P19"><text:span text:style-name="T29">@GeneratedValue</text:span><text:span text:style-name="T30">(</text:span><text:span text:style-name="T31">strategy</text:span><text:span text:style-name="T30"> = </text:span><text:span text:style-name="T32">GenerationType</text:span><text:span text:style-name="T33">.</text:span><text:span text:style-name="T34">SEQUENCE</text:span><text:span text:style-name="T30">, </text:span><text:span text:style-name="T31">generator</text:span><text:span text:style-name="T30"> =</text:span><text:span text:style-name="T35"> </text:span><text:span text:style-name="T36">"hib_seq"</text:span><text:span text:style-name="T30">)</text:span></text:p>
            <text:p text:style-name="P19"><text:span text:style-name="T29">@SequenceGenerator</text:span><text:span text:style-name="T30">(</text:span><text:span text:style-name="T31">name</text:span><text:span text:style-name="T35"> </text:span><text:span text:style-name="T30">=</text:span><text:span text:style-name="T35"> </text:span><text:span text:style-name="T36">"hib_seq"</text:span><text:span text:style-name="T30">, </text:span><text:span text:style-name="T31">sequenceName</text:span><text:span text:style-name="T35"> </text:span><text:span text:style-name="T30">=</text:span><text:span text:style-name="T35"> </text:span><text:span text:style-name="T36">"hib_seq"</text:span><text:span text:style-name="T30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7"><text:s text:c="11"/></text:span><text:span text:style-name="T37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8">@GeneratedValue</text:span><text:span text:style-name="T39">(</text:span><text:span text:style-name="T40">strategy</text:span><text:span text:style-name="T41"> </text:span><text:span text:style-name="T42">=</text:span><text:span text:style-name="T41"> </text:span><text:span text:style-name="T43">GenerationType</text:span><text:span text:style-name="T42">.</text:span><text:span text:style-name="T44">SEQUENCE</text:span><text:span text:style-name="T42">,</text:span><text:span text:style-name="T41"> </text:span><text:span text:style-name="T40">generator</text:span><text:span text:style-name="T41"> </text:span><text:span text:style-name="T42">=</text:span><text:span text:style-name="T41"> </text:span><text:span text:style-name="T45">"hib_seq"</text:span><text:span text:style-name="T39">)</text:span></text:p>
                <text:p text:style-name="P16"><text:span text:style-name="T38">@SequenceGenerator</text:span><text:span text:style-name="T39">(</text:span><text:span text:style-name="T40">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0">sequence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6">allocationSize</text:span><text:span text:style-name="T47"> </text:span><text:span text:style-name="T48">=</text:span><text:span text:style-name="T47"> </text:span><text:span text:style-name="T49">100</text:span><text:span text:style-name="T39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0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1">insert into declaration(date, entreprise_id, montant, id) values(‘01/01/2021’, 12, 246, 123)</text:span></text:p>
                        <text:p text:style-name="P14"><text:span text:style-name="T52">insert into declaration(date, entreprise_id, montant, id) values</text:span><text:span text:style-name="T5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2">insert into declaration(date, entreprise_id, montant, id) values </text:span></text:p>
                        <text:p text:style-name="P23"><text:span text:style-name="T5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54"><text:s text:c="9"/></text:span><text:span text:style-name="T54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escompté → 25 % ! </text:span><text:span text:style-name="T57">(après les précédentes configurations)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8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9">CreationJeuDonneesJob</text:span><text:span text:style-name="T60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3"><text:span text:style-name="T66">Ou en cas de config XML (projet plus ancien):</text:span></text:p>
                        <text:p text:style-name="P23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6">Principe : Déclaration d’interfaces sans implémentation</text:span></text:p>
              </text:list-item>
              <text:list-item>
                <text:p text:style-name="P7"><text:span text:style-name="T66">Spring-Data se chargera de déduire et réaliser l’implémentation</text:span></text:p>
              </text:list-item>
              <text:list-item>
                <text:p text:style-name="P7"><text:span text:style-name="T66">Beaucoup de développements DAO non-métiers et répétitifs sont ainsi pris en charge</text:span></text:p>
              </text:list-item>
              <text:list-item>
                <text:p text:style-name="P7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8"/></text:p>
            <text:p text:style-name="P19"><text:span text:style-name="T68"/></text:p>
            <text:p text:style-name="P19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19"><text:span text:style-name="T68"/></text:p>
            <text:p text:style-name="P19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19"><text:span text:style-name="T73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6">Spring-Data scanne le code et crée l’implémentation au démarrage du serveur</text:span></text:p>
              </text:list-item>
              <text:list-item>
                <text:p text:style-name="P7"><text:span text:style-name="T66">Accès aux fonctionnalités proposées par l’interface Spring-Data choisie</text:span></text:p>
              </text:list-item>
              <text:list-item>
                <text:p text:style-name="P7"><text:span text:style-name="T66">Exemple pour JpaRepository :</text:span></text:p>
                <text:list>
                  <text:list-item>
                    <text:list>
                      <text:list-item>
                        <text:p text:style-name="P14"><text:span text:style-name="T66">findAll()</text:span></text:p>
                      </text:list-item>
                      <text:list-item>
                        <text:p text:style-name="P14"><text:span text:style-name="T66">findAll(Sort) (tri selon critère à définir)</text:span></text:p>
                      </text:list-item>
                      <text:list-item>
                        <text:p text:style-name="P14"><text:span text:style-name="T66">delete()</text:span></text:p>
                      </text:list-item>
                      <text:list-item>
                        <text:p text:style-name="P14"><text:span text:style-name="T66">deleteAll(Iterable&lt;Entite&gt;)</text:span></text:p>
                      </text:list-item>
                      <text:list-item>
                        <text:p text:style-name="P14"><text:span text:style-name="T66">getById(ID) (récupération entité par identifiant)</text:span></text:p>
                      </text:list-item>
                      <text:list-item>
                        <text:p text:style-name="P14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Possibilité de déclaration de méthodes dans l’interface implémentée par convention de nommage</text:span></text:p>
              </text:list-item>
              <text:list-item>
                <text:p text:style-name="P7"><text:span text:style-name="T66">Exemple :</text:span></text:p>
              </text:list-item>
            </text:list>
            <text:p text:style-name="P29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3">
              <text:list-item>
                <text:p text:style-name="P7"><text:span text:style-name="T66">On suppose ici qu’il existe un attribut « entreprise » de type Entreprise dans l’objet Declaration</text:span></text:p>
              </text:list-item>
              <text:list-item>
                <text:p text:style-name="P7"><text:span text:style-name="T66">Spring-Data génèrera l’implémentation d’après le nom de la méthode</text:span></text:p>
              </text:list-item>
              <text:list-item>
                <text:p text:style-name="P7"><text:span text:style-name="T66">Possibilité de réaliser des méthodes plus complexes avec And, Or, Contains, Asc, Desc (tri) etc.</text:span></text:p>
                <text:p text:style-name="P10"><text:span text:style-name="T83">public</text:span><text:span text:style-name="T84"> </text:span><text:span text:style-name="T85">Set</text:span><text:span text:style-name="T22">&lt;</text:span><text:span text:style-name="T86">Declaration</text:span><text:span text:style-name="T22">&gt; </text:span><text:span text:style-name="T87">findByEntrepriseAndDate</text:span><text:span text:style-name="T22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2">);</text:span></text:p>
              </text:list-item>
              <text:list-item>
                <text:p text:style-name="P7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Le choix du type retour détermine l’implémentation</text:span></text:p>
              </text:list-item>
              <text:list-item>
                <text:p text:style-name="P7"><text:span text:style-name="T66">Pour les collections : Set, List si indexation ou tri, SortedSet etc.</text:span></text:p>
              </text:list-item>
              <text:list-item>
                <text:p text:style-name="P7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6">Limite des conventions de nommage</text:span></text:p>
              </text:list-item>
              <text:list-item>
                <text:p text:style-name="P7"><text:span text:style-name="T66">En cas de requête plus complexe plusieurs solutions</text:span></text:p>
              </text:list-item>
              <text:list-item>
                <text:p text:style-name="P14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6">Requête JPQL directement dans l’interface</text:span></text:p>
                      </text:list-item>
                      <text:list-item>
                        <text:p text:style-name="P14"><text:span text:style-name="T66">Possibilité de définir des paramètres, y compris de type Objet</text:span></text:p>
                      </text:list-item>
                      <text:list-item>
                        <text:p text:style-name="P14"><text:span text:style-name="T66">Mot clef FETCH, LIMIT, etc. (synthaxe JPQL)</text:span></text:p>
                      </text:list-item>
                      <text:list-item>
                        <text:p text:style-name="P14"><text:span text:style-name="T66">Vérification syntaxique au démarrage du serveur</text:span></text:p>
                      </text:list-item>
                      <text:list-item>
                        <text:p text:style-name="P14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0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0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0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5"><text:span text:style-name="T66">Permet de récupérer des Déclaration avec l’attribut « entreprise » renseigné</text:span></text:p>
              </text:list-item>
            </text:list>
            <text:p text:style-name="P30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7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7"><text:span text:style-name="T96">→ </text:span><text:span text:style-name="T96">Spring-Data génèrera une méthode avec pagination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9">Déclaration de la méthode :</text:span></text:p>
                        <text:p text:style-name="P14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7"><text:span text:style-name="T119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6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6"><text:span text:style-name="T83">while</text:span><text:span text:style-name="T22"> (</text:span><text:span text:style-name="T136">pageDeclarations</text:span><text:span text:style-name="T90">.</text:span><text:span text:style-name="T137">hasNext()</text:span><text:span text:style-name="T22">) {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6"><text:span text:style-name="T120"><text:s text:c="4"/></text:span><text:span text:style-name="T136">pageDeclarations</text:span><text:span text:style-name="T90">.</text:span><text:span text:style-name="T137">nextPageable(); </text:span><text:span text:style-name="T120">//Renvoie la Page suivante</text:span></text:p>
                <text:p text:style-name="P16"><text:span text:style-name="T22">}</text:span></text:p>
              </text:list-item>
              <text:list-item>
                <text:p text:style-name="P7"><text:span text:style-name="T138">Attention !</text:span><text:span text:style-name="T96"> Si utilisation du mot clef FETCH, obligation de redéfinir la requête de comptage sans FETCH :</text:span></text:p>
                <text:p text:style-name="P7"><text:span text:style-name="T29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4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6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6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6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2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6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2">Direction</text:span><text:span text:style-name="T143">.</text:span><text:span text:style-name="T34">ASC</text:span><text:span text:style-name="T139">);</text:span></text:p>
                <text:p text:style-name="P16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138">Attention !</text:span><text:span text:style-name="T96"> La taille du chunk doit être un multiple du pageSize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5">Conclusion ⇒ Un peu compliqué …</text:span></text:p>
              </text:list-item>
            </text:list>
            <text:p text:style-name="P19"><text:span text:style-name="T157"/></text:p>
          </draw:text-box>
        </draw:frame>
        <draw:frame draw:style-name="gr11" draw:text-style-name="P6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renvoyer au fur et à mesure les lignes du ResultSet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62">un</text:span><text:span text:style-name="T163"> </text:span><text:span text:style-name="T164">Stream</text:span></text:p>
              </text:list-item>
              <text:list-item>
                <text:p><text:span text:style-name="T96">Ex : </text:span></text:p>
              </text:list-item>
            </text:list>
            <text:p text:style-name="P29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5">findByEntreprise</text:span><text:span text:style-name="T166">(</text:span><text:span text:style-name="T167">Entreprise</text:span><text:span text:style-name="T69"> </text:span><text:span text:style-name="T168">entreprise</text:span><text:span text:style-name="T166">)</text:span><text:span text:style-name="T71">;</text:span></text:p>
            <text:list text:continue-numbering="true" text:style-name="L3">
              <text:list-item>
                <text:p><text:span text:style-name="T169">Attention ! </text:span><text:span text:style-name="T96">Paramétrage nécessaire de la taille des paquets renvoyés (cf partie 1) :</text:span></text:p>
              </text:list-item>
            </text:list>
            <text:p text:style-name="P32"><text:span text:style-name="T54">spring.jpa.properties.hibernate.jdbc.fetch_size=100</text:span></text:p>
            <text:list text:continue-numbering="true" text:style-name="L3">
              <text:list-item>
                <text:p text:style-name="P13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9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0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1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 si on reste bien en mode flux</text:span></text:p>
              </text:list-item>
              <text:list-item>
                <text:p text:style-name="P7"><text:span text:style-name="T96">Problème d’intégration en mode Chunk : l’interface </text:span><text:span text:style-name="T172">ItemReader</text:span><text:span text:style-name="T173"> </text:span><text:span text:style-name="T96">n’est pas conçue pour accueillir un </text:span><text:span text:style-name="T172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4">Modifier la classe de test </text:span><text:span text:style-name="T58">TP2RepositoryExo1Test </text:span><text:span text:style-name="T6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5">findByEntrepriseWithAllEntreprises</text:span><text:span text:style-name="T4"> dans la classe </text:span><text:span text:style-name="T176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8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4">Dans la classe DeclarationRepository, écrire la requête </text:span><text:span text:style-name="T175">findAllDeclarationWithEntrepriseWithSecteur</text:span><text:span text:style-name="T174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4">Tester avec TP2RepositoryExo3Test</text:span></text:p>
                      </text:list-item>
                      <text:list-item>
                        <text:p text:style-name="P14"><text:span text:style-name="T174">Tester le batch avec </text:span><text:span text:style-name="T177">RedressementMontantDeclarationBatchTest</text:span></text:p>
                      </text:list-item>
                      <text:list-item>
                        <text:p text:style-name="P14"><text:span text:style-name="T174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5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8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4">Essayer de comprendre le fonctionnement de </text:span><text:span text:style-name="T58">ChunkingStreamTasklet </text:span><text:span text:style-name="T174">et sa mise en œuvre dans </text:span><text:span text:style-name="T4"><text:s/></text:span><text:span text:style-name="T58">RedressementMontantDeclarationConfig </text:span></text:p>
                      </text:list-item>
                      <text:list-item>
                        <text:p text:style-name="P14"><text:span text:style-name="T174">Tester le résultat du paramètre </text:span><text:span text:style-name="T178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4">Point sur </text:span><text:span text:style-name="T179">@DynamicUpdate</text:span><text:span text:style-name="T4">, </text:span><text:span text:style-name="T179">@DynamicInsert</text:span><text:span text:style-name="T174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80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11">Cache 1</text:span><text:span text:style-name="T181">er</text:span><text:span text:style-name="T111"> niveau c</text:span><text:span text:style-name="T96">ontenu dans l’objet </text:span><text:span text:style-name="T172">EntityManager</text:span></text:p>
              </text:list-item>
              <text:list-item>
                <text:p text:style-name="P7"><text:span text:style-name="T182">Le cache dit de 2</text:span><text:span text:style-name="T181">nd</text:span><text:span text:style-name="T183"> niveau persiste au-delà de la transaction</text:span></text:p>
              </text:list-item>
              <text:list-item>
                <text:p text:style-name="P7"><text:span text:style-name="T183">Cache 2</text:span><text:span text:style-name="T184">nd</text:span><text:span text:style-name="T183"> niveau contenu dans l’objet </text:span><text:span text:style-name="T185">EntityManagerFactory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7"><text:span text:style-name="T96">Par défaut le cache reste en vie tant que le serveur n’est pas arrêté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s en cache doivent respecter certaines caractéristiques :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 (kesako?)</text:span></text:p>
                  </text:list-item>
                  <text:list-item>
                    <text:p text:style-name="P14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, on est limité à des données </text:span><text:span text:style-name="T186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90"><text:s text:c="12"/></text:span><text:span text:style-name="T191">&lt;</text:span><text:span text:style-name="T192">property</text:span><text:span text:style-name="T193"> </text:span><text:span text:style-name="T194">name</text:span><text:span text:style-name="T195">=</text:span><text:span text:style-name="T196">"hibernate.cache.region.factory_class"</text:span><text:span text:style-name="T193"> </text:span><text:span text:style-name="T194">value</text:span><text:span text:style-name="T195">=</text:span><text:span text:style-name="T196">"ehcache"</text:span><text:span text:style-name="T187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7">spring.jpa.properties.hibernate.cache.region.factory_class=</text:span><text:span text:style-name="T198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Implémentation JSR 107 aka JCache</text:span></text:p>
              </text:list-item>
              <text:list-item>
                <text:p text:style-name="P7"><text:span text:style-name="T111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j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ehcach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200">spring.jpa.properties.hibernate.cache.region.factory_class=</text:span><text:span text:style-name="T201">jcache</text:span></text:p>
                <text:p text:style-name="P16"><text:span text:style-name="T202">spring.jpa.properties.hibernate.javax.cache.provider=</text:span><text:span text:style-name="T203">org.ehcache.jsr107.EhcacheCachingProvider</text:span></text:p>
                <text:p text:style-name="P16"><text:span text:style-name="T202">spring.jpa.properties.hibernate.javax.cache.uri=</text:span><text:span text:style-name="T203">ehcache.xml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  <text:p text:style-name="P16"><text:span text:style-name="T204"/></text:p>
                <text:list>
                  <text:list-item>
                    <text:list>
                      <text:list-header>
                        <text:p text:style-name="P14"><text:span text:style-name="T205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itionnement des paramètres Spring- Boot/Jpa</text:span></text:p>
                <text:p text:style-name="P16"><text:span text:style-name="T197">spring.jpa.properties.javax.persistence.sharedCache.mode=</text:span><text:span text:style-name="T198">ENABLE_SELECTIVE</text:span></text:p>
                <text:p text:style-name="P16"><text:span text:style-name="T197">spring.jpa.properties.hibernate.cache.use_second_level_cache=</text:span><text:span text:style-name="T198">true</text:span></text:p>
                <text:p text:style-name="P16"><text:span text:style-name="T197">spring.jpa.properties.hibernate.cache.use_query_cache=</text:span><text:span text:style-name="T198">true</text:span></text:p>
              </text:list-item>
              <text:list-item>
                <text:p text:style-name="P7"><text:span text:style-name="T111">Création d’un fichier ehcache.xml dans </text:span><text:span text:style-name="T207">src/main/resources</text:span></text:p>
              </text:list-item>
              <text:list-item>
                <text:p text:style-name="P7"><text:span text:style-name="T111">Plusieurs schéma XML pour ehcache selon la version utilisée</text:span></text:p>
              </text:list-item>
              <text:list-item>
                <text:p text:style-name="P7"><text:span text:style-name="T111">Dans la suite Ehcache 3 avec hibernate ≥ 5.3</text:span></text:p>
              </text:list-item>
            </text:list>
            <text:p text:style-name="P19"><text:span text:style-name="T1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Utilisation des annotations Hibernate + Jcache conseillée</text:span></text:p>
              </text:list-item>
              <text:list-item>
                <text:p text:style-name="P7"><text:span text:style-name="T111">On définit classe par classe les entités à mettre en cache :</text:span></text:p>
                <text:p text:style-name="P16"><text:span text:style-name="T208">@Entity</text:span></text:p>
                <text:p text:style-name="P16"><text:span text:style-name="T208">@Cacheable</text:span></text:p>
                <text:p text:style-name="P16"><text:span text:style-name="T209">@</text:span><text:span text:style-name="T210">org.hibernate.annotations.</text:span><text:span text:style-name="T209">Cache</text:span><text:span text:style-name="T211">(</text:span><text:span text:style-name="T212">region</text:span><text:span text:style-name="T213"> </text:span><text:span text:style-name="T214">=</text:span><text:span text:style-name="T213"> </text:span><text:span text:style-name="T215">"pays"</text:span><text:span text:style-name="T214">,</text:span><text:span text:style-name="T213"> </text:span><text:span text:style-name="T212">usage</text:span><text:span text:style-name="T213"> </text:span><text:span text:style-name="T214">=</text:span><text:span text:style-name="T213"> </text:span><text:span text:style-name="T32">CacheConcurrencyStrategy</text:span><text:span text:style-name="T214">.</text:span><text:span text:style-name="T34">READ_ONLY</text:span><text:span text:style-name="T211">)</text:span></text:p>
                <text:p text:style-name="P16"><text:span text:style-name="T216">public</text:span><text:span text:style-name="T213"> </text:span><text:span text:style-name="T216">class</text:span><text:span text:style-name="T213"> </text:span><text:span text:style-name="T217">Pays</text:span><text:span text:style-name="T213"> {…</text:span><text:span text:style-name="T210">}</text:span></text:p>
              </text:list-item>
              <text:list-item>
                <text:p text:style-name="P7"><text:span text:style-name="T111">On spécifie une « région » du cache (ici « entites_en_cache ») qu’on pourra configurer via XML (cf diapo 62)</text:span></text:p>
              </text:list-item>
            </text:list>
            <text:p text:style-name="P19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On choisit la stratégie de mise en cache parmi : NONE, READ_ONLY, READ_WRITE…</text:span></text:p>
              </text:list-item>
              <text:list-item>
                <text:p text:style-name="P7"><text:span text:style-name="T111">A l’Insee on est contraint par les 3 couloirs à utiliser la stratégie READ_ONLY</text:span></text:p>
              </text:list-item>
              <text:list-item>
                <text:p text:style-name="P7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ar défaut tous les attributs de type collection ne sont pas mis en cache</text:span></text:p>
              </text:list-item>
              <text:list-item>
                <text:p text:style-name="P7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1">On peut spécifier les collections à mettre en cache via annotations Hibernate spécifiques :</text:span></text:p>
              </text:list-item>
            </text:list>
            <text:p text:style-name="P19"><text:span text:style-name="T218">@</text:span><text:span text:style-name="T200">org.hibernate.annotations.</text:span><text:span text:style-name="T218">Cache</text:span><text:span text:style-name="T200">(</text:span><text:span text:style-name="T219">usage</text:span><text:span text:style-name="T84"> </text:span><text:span text:style-name="T90">=</text:span><text:span text:style-name="T84"> </text:span><text:span text:style-name="T220">CacheConcurrencyStrategy</text:span><text:span text:style-name="T90">.</text:span><text:span text:style-name="T221">READ_ONLY</text:span><text:span text:style-name="T200">)</text:span></text:p>
            <text:p text:style-name="P19"><text:span text:style-name="T222">@Setter</text:span><text:span text:style-name="T223">(</text:span><text:span text:style-name="T219">value</text:span><text:span text:style-name="T84"> </text:span><text:span text:style-name="T90">=</text:span><text:span text:style-name="T84"> </text:span><text:span text:style-name="T220">AccessLevel</text:span><text:span text:style-name="T90">.</text:span><text:span text:style-name="T221">NONE</text:span><text:span text:style-name="T223">)</text:span></text:p>
            <text:p text:style-name="P19"><text:span text:style-name="T222">@OneToMany</text:span><text:span text:style-name="T223">(</text:span><text:span text:style-name="T219">mappedBy</text:span><text:span text:style-name="T84"> </text:span><text:span text:style-name="T90">=</text:span><text:span text:style-name="T84"> </text:span><text:span text:style-name="T224">"pays"</text:span><text:span text:style-name="T90">,</text:span><text:span text:style-name="T84"> </text:span><text:span text:style-name="T219">cascade</text:span><text:span text:style-name="T84"> </text:span><text:span text:style-name="T90">=</text:span><text:span text:style-name="T84"> </text:span><text:span text:style-name="T220">CascadeType</text:span><text:span text:style-name="T90">.</text:span><text:span text:style-name="T221">ALL</text:span><text:span text:style-name="T223">)</text:span></text:p>
            <text:p text:style-name="P19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25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26">HashSet</text:span><text:span text:style-name="T90">&lt;</text:span><text:span text:style-name="T86">Ville</text:span><text:span text:style-name="T90">&gt;</text:span><text:span text:style-name="T227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1">Ex (instance de Pays avec identifiant = 32) :</text:span></text:p>
                <text:p text:style-name="P16"><text:span text:style-name="T228">entityManagerFactory</text:span><text:span text:style-name="T82">.</text:span><text:span text:style-name="T229">getCache</text:span><text:span text:style-name="T230">().</text:span><text:span text:style-name="T229">contains</text:span><text:span text:style-name="T230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1">32</text:span><text:span text:style-name="T230">)</text:span></text:p>
                <text:p text:style-name="P16"><text:span text:style-name="T230"><text:s text:c="5"/></text:span><text:span text:style-name="T230"><text:tab/></text:span><text:span text:style-name="T230"><text:tab/></text:span><text:span text:style-name="T230"><text:tab/></text:span><text:span text:style-name="T230"><text:tab/></text:span><text:span text:style-name="T230">→ </text:span><text:span text:style-name="T230">Renvoie true ou false</text:span></text:p>
              </text:list-item>
              <text:list-item>
                <text:p text:style-name="P7"><text:span text:style-name="T111">Attention : sur internet on propose de passer par la classe CachingProvider → mauvais raccord avec le L2C JPA</text:span></text:p>
              </text:list-item>
              <text:list-item>
                <text:p text:style-name="P7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1">EhCache permet une configuration fine de la gestion des données en cache</text:span></text:p>
              </text:list-item>
              <text:list-item>
                <text:p text:style-name="P7"><text:span text:style-name="T111">Définition de « regions » avec des propriétés dans le fichier ehcache.xml</text:span></text:p>
              </text:list-item>
              <text:list-item>
                <text:p text:style-name="P7"><text:span text:style-name="T111">Ex : </text:span></text:p>
                <text:p text:style-name="P16"><text:span text:style-name="T232">&lt;</text:span><text:span text:style-name="T233">config</text:span><text:span text:style-name="T232">&gt;</text:span></text:p>
                <text:p text:style-name="P16"><text:span text:style-name="T232"><text:s text:c="4"/></text:span><text:span text:style-name="T232">&lt;</text:span><text:span text:style-name="T234">cache</text:span><text:span text:style-name="T235"> </text:span><text:span text:style-name="T226">alias</text:span><text:span text:style-name="T236">=</text:span><text:span text:style-name="T237">"pays"</text:span><text:span text:style-name="T232">&gt;</text:span></text:p>
                <text:p text:style-name="P16"><text:span text:style-name="T232"><text:s text:c="6"/></text:span><text:span text:style-name="T232">&lt;</text:span><text:span text:style-name="T234">expiry</text:span><text:span text:style-name="T232">&gt;</text:span></text:p>
                <text:p text:style-name="P16"><text:span text:style-name="T232"><text:s text:c="8"/></text:span><text:span text:style-name="T232">&lt;</text:span><text:span text:style-name="T234">tti</text:span><text:span text:style-name="T235"> </text:span><text:span text:style-name="T226">unit</text:span><text:span text:style-name="T236">=</text:span><text:span text:style-name="T237">"seconds"</text:span><text:span text:style-name="T232">&gt;</text:span><text:span text:style-name="T200">300</text:span><text:span text:style-name="T232">&lt;/</text:span><text:span text:style-name="T234">tti</text:span><text:span text:style-name="T232">&gt; //Time To Idle : éviction avant dernière </text:span></text:p>
                <text:p text:style-name="P16"><text:span text:style-name="T232"><text:s text:c="6"/></text:span><text:span text:style-name="T232">&lt;/</text:span><text:span text:style-name="T234">expiry</text:span><text:span text:style-name="T232">&gt; <text:s text:c="21"/>// utilisation. Au choix avec ttl (time to live)</text:span></text:p>
                <text:p text:style-name="P16"><text:span text:style-name="T232"><text:s text:c="6"/></text:span><text:span text:style-name="T232">&lt;</text:span><text:span text:style-name="T234">heap</text:span><text:span text:style-name="T235"> </text:span><text:span text:style-name="T226">unit</text:span><text:span text:style-name="T236">=</text:span><text:span text:style-name="T237">"entries"</text:span><text:span text:style-name="T232">&gt;</text:span><text:span text:style-name="T200">100</text:span><text:span text:style-name="T232">&lt;/</text:span><text:span text:style-name="T234">heap</text:span><text:span text:style-name="T232">&gt; //Nombre d’éléments max mis en cache</text:span></text:p>
                <text:p text:style-name="P16"><text:span text:style-name="T232"><text:s text:c="4"/></text:span><text:span text:style-name="T232">&lt;/</text:span><text:span text:style-name="T234">cache</text:span><text:span text:style-name="T232">&gt;</text:span></text:p>
                <text:p text:style-name="P16"><text:span text:style-name="T232">&lt;/</text:span><text:span text:style-name="T234">config</text:span><text:span text:style-name="T232">&gt;</text:span></text:p>
              </text:list-item>
              <text:list-item>
                <text:p text:style-name="P7"><text:span text:style-name="T111">Ne pas redéfinir les attributs key-type, value-type, laissez les valeurs par défaut</text:span></text:p>
              </text:list-item>
              <text:list-item>
                <text:p text:style-name="P7"><text:span text:style-name="T111">Possibilité de définir des « templates » pour réutilisation des régions</text:span></text:p>
              </text:list-item>
              <text:list-item>
                <text:p text:style-name="P7"><text:span text:style-name="T111">Assez souple, ex : Définition de stockages tiers en cas de dépassement des limites avec off-heap </text:span></text:p>
              </text:list-item>
              <text:list-item>
                <text:p text:style-name="P7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9">Attention !</text:span><text:span text:style-name="T111"> Bien dimensionner les régions </text:span></text:p>
              </text:list-item>
              <text:list-item>
                <text:p text:style-name="P7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0">1 - Traitement pour vérifier la présence dans le cache</text:span></text:p>
                        <text:p text:style-name="P14"><text:span text:style-name="T240">2 – Si absence → Requête SQL</text:span></text:p>
                        <text:p text:style-name="P14"><text:span text:style-name="T240">3 - Éviction des anciennes données du cache</text:span></text:p>
                        <text:p text:style-name="P14"><text:span text:style-name="T240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1">3 opérations en plus de la requête au lieu d’une seule</text:span></text:p>
              </text:list-item>
              <text:list-item>
                <text:p text:style-name="P7"><text:span text:style-name="T111">Le cache n’est efficace que si il permet l’économie de requêtes</text:span></text:p>
              </text:list-item>
              <text:list-item>
                <text:p text:style-name="P7"><text:span text:style-name="T111">Plutôt prévoir large pour être tranquille</text:span></text:p>
              </text:list-item>
              <text:list-item>
                <text:p text:style-name="P7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JPA/Hibernate offre la possibilité de mettre en cache le résultat de requête JPQL/HQL</text:span></text:p>
              </text:list-item>
              <text:list-item>
                <text:p text:style-name="P7"><text:span text:style-name="T111">Possibilité aussi avec Spring-Cache</text:span></text:p>
              </text:list-item>
              <text:list-item>
                <text:p text:style-name="P7"><text:span text:style-name="T111">Par défaut, le cache foncitonne lorsqu’on récupère un objet par son identifiant (findById, ou LazyLoading)</text:span></text:p>
              </text:list-item>
              <text:list-item>
                <text:p text:style-name="P7"><text:span text:style-name="T111">Possibilité de mettre en cache le résultat d’une requête portant sur des données de référence</text:span></text:p>
              </text:list-item>
              <text:list-item>
                <text:p text:style-name="P7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sibilité en mode programmatique :</text:span></text:p>
                <text:p text:style-name="P16"><text:span text:style-name="T200">entity</text:span><text:span text:style-name="T90">.</text:span><text:span text:style-name="T137">createQuery</text:span><text:span text:style-name="T200">(</text:span><text:span text:style-name="T224">"..."</text:span><text:span text:style-name="T200">)</text:span><text:span text:style-name="T90">.</text:span><text:span text:style-name="T137">setParameter</text:span><text:span text:style-name="T200">(</text:span><text:span text:style-name="T224">"nom"</text:span><text:span text:style-name="T90">,</text:span><text:span text:style-name="T84"> </text:span><text:span text:style-name="T224">"France"</text:span><text:span text:style-name="T200">)</text:span><text:span text:style-name="T241">.</text:span><text:span text:style-name="T242">setHint</text:span><text:span text:style-name="T243">(</text:span><text:span text:style-name="T244">"org.hibernate.cacheable"</text:span><text:span text:style-name="T241">,</text:span><text:span text:style-name="T245"> </text:span><text:span text:style-name="T246">true</text:span><text:span text:style-name="T243">)</text:span></text:p>
              </text:list-item>
              <text:list-item>
                <text:p text:style-name="P7"><text:span text:style-name="T111">Possibilité avec des annotations, par ex en combinaison avec Spring-Data :</text:span></text:p>
                <text:p text:style-name="P16"><text:span text:style-name="T247">@QueryHints</text:span><text:span text:style-name="T248">(</text:span><text:span text:style-name="T247">@QueryHint</text:span><text:span text:style-name="T23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true"</text:span><text:span text:style-name="T230">))</text:span></text:p>
                <text:p text:style-name="P16"><text:span text:style-name="T74">public</text:span><text:span text:style-name="T75"> </text:span><text:span text:style-name="T80">Optional</text:span><text:span text:style-name="T230">&lt;</text:span><text:span text:style-name="T78">Pays</text:span><text:span text:style-name="T230">&gt;</text:span><text:span text:style-name="T75"> </text:span><text:span text:style-name="T79">findByNom</text:span><text:span text:style-name="T230">(</text:span><text:span text:style-name="T80">String</text:span><text:span text:style-name="T75"> </text:span><text:span text:style-name="T81">nom</text:span><text:span text:style-name="T230">);</text:span></text:p>
              </text:list-item>
              <text:list-item>
                <text:p text:style-name="P7"><text:span text:style-name="T111">Par défaut les résultats sont stockés dans une région <text:s/>« default-query-results-region »</text:span></text:p>
              </text:list-item>
              <text:list-item>
                <text:p text:style-name="P7"><text:span text:style-name="T111">Possibilité de définir la région du cache à utiliser avec QueryHints.HINT_CACHE_REGION. Ex :</text:span></text:p>
              </text:list-item>
            </text:list>
            <text:p text:style-name="P19"><text:span text:style-name="T247">@QueryHints</text:span><text:span text:style-name="T250">({ </text:span><text:span text:style-name="T247">@QueryHint</text:span><text:span text:style-name="T25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true"</text:span><text:span text:style-name="T250">),</text:span></text:p>
            <text:p text:style-name="P19"><text:span text:style-name="T247">@QueryHint</text:span><text:span text:style-name="T25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_REGION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pays_query"</text:span><text:span text:style-name="T250">) })</text:span></text:p>
            <text:p text:style-name="P19"><text:span text:style-name="T74">public</text:span><text:span text:style-name="T75"> </text:span><text:span text:style-name="T76">List</text:span><text:span text:style-name="T250">&lt;</text:span><text:span text:style-name="T78">Pays</text:span><text:span text:style-name="T250">&gt;</text:span><text:span text:style-name="T75"> </text:span><text:span text:style-name="T79">findAll</text:span><text:span text:style-name="T250">();</text:span></text:p>
            <text:list text:continue-numbering="true" text:style-name="L3">
              <text:list-item>
                <text:p text:style-name="P7"><text:span text:style-name="T111">Avec Spring-Data, possibilité de mettre en cache les méthodes CRUD du repository en les surchargeant :</text:span></text:p>
              </text:list-item>
            </text:list>
            <text:p text:style-name="P19"><text:span text:style-name="T247">@QueryHints</text:span><text:span text:style-name="T230">(</text:span><text:span text:style-name="T247">@QueryHint</text:span><text:span text:style-name="T230">(</text:span><text:span text:style-name="T249">name</text:span><text:span text:style-name="T75"> </text:span><text:span text:style-name="T250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 </text:span><text:span text:style-name="T252">"true"</text:span><text:span text:style-name="T230">))</text:span></text:p>
            <text:p text:style-name="P19"><text:span text:style-name="T74">public</text:span><text:span text:style-name="T75"> </text:span><text:span text:style-name="T76">List</text:span><text:span text:style-name="T230">&lt;</text:span><text:span text:style-name="T78">Pays</text:span><text:span text:style-name="T230">&gt;</text:span><text:span text:style-name="T75"> </text:span><text:span text:style-name="T79">findAll</text:span><text:span text:style-name="T230">();</text:span></text:p>
            <text:p text:style-name="P19"><text:span text:style-name="T25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4"/></text:p>
              </text:list-header>
              <text:list-item>
                <text:p text:style-name="P7"><text:span text:style-name="T254">Outil d’analyse de la mémoire </text:span></text:p>
              </text:list-item>
              <text:list-item>
                <text:p text:style-name="P7"><text:span text:style-name="T254">Réalisation d’un dump via Jvisual VM</text:span></text:p>
              </text:list-item>
              <text:list-item>
                <text:p text:style-name="P7"><text:span text:style-name="T254">Chargement dans Eclipse MAT</text:span></text:p>
              </text:list-item>
              <text:list-item>
                <text:p text:style-name="P7"><text:span text:style-name="T254">Privilégier la version stand-alone</text:span></text:p>
              </text:list-item>
              <text:list-item>
                <text:p text:style-name="P7"><text:span text:style-name="T254">De nombreuses fonctionnalités, graphiques, synthèse…</text:span></text:p>
              </text:list-item>
              <text:list-item>
                <text:p text:style-name="P7"><text:span text:style-name="T254">Outil de requête « OQL » pour interroger la mémoire</text:span></text:p>
                <text:p text:style-name="P7"><text:span text:style-name="T25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15cm" svg:height="6.293cm" svg:x="7.6cm" svg:y="13.8cm">
          <draw:text-box>
            <text:p><text:span text:style-name="T255">Prénom Nom</text:span><text:span text:style-name="T256"> </text:span><text:span text:style-name="T257">Philippe SABAA</text:span></text:p>
            <text:p><text:span text:style-name="T258">Mél : philippe.sabaa@insee.fr</text:span></text:p>
            <text:p><text:span text:style-name="T258"/></text:p>
            <text:p><text:span text:style-name="T258">Avec l’aide attentive de </text:span><text:span text:style-name="T259">Valentin Batard</text:span><text:span text:style-name="T258"> dans le rôle de la MOA</text:span></text:p>
            <text:p><text:span text:style-name="T258"/></text:p>
            <text:p text:style-name="P22"><text:span text:style-name="T260">Insee</text:span></text:p>
            <text:p text:style-name="P22"><text:span text:style-name="T261">Établissement : </text:span><text:span text:style-name="T262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0H40M48S</meta:editing-duration>
    <meta:editing-cycles>1331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9T15:43:55.797000000</dc:date>
    <dc:creator>Philippe Sabaa</dc:creator>
    <meta:document-statistic meta:object-count="425"/>
  </office:meta>
</office:document-meta>
</file>